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 fo:min-height="0.7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81cm" draw:marker-start-width="0.325cm" draw:marker-end-width="0.325cm" draw:opacity="0%" draw:opacity-name="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draw:textarea-vertical-align="top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3.859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 style:list-style-name="L2">
      <style:graphic-properties fo:min-height="18.79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style:paragraph-properties fo:margin-top="0cm" fo:margin-bottom="0cm"/>
      <style:text-properties fo:font-size="28pt"/>
    </style:style>
    <style:style style:name="P5" style:family="paragraph">
      <style:paragraph-properties fo:margin-top="0cm" fo:margin-bottom="0cm" style:text-autospace="none"/>
      <style:text-properties fo:font-size="28pt"/>
    </style:style>
    <style:style style:name="P6" style:family="paragraph">
      <style:paragraph-properties fo:margin-top="0cm" fo:margin-bottom="0cm"/>
      <style:text-properties fo:font-family="Arial" style:font-style-name="Italic" style:font-family-generic="swiss" style:font-pitch="variable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text-properties fo:font-size="24pt"/>
    </style:style>
    <style:style style:name="P10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family="'Times New Roman'" style:font-style-name="Italic" style:font-family-generic="roman" style:font-pitch="variable" fo:font-style="italic" style:font-style-asian="italic" style:font-style-complex="italic"/>
    </style:style>
    <style:style style:name="T2" style:family="text">
      <style:text-properties fo:font-family="Arial" style:font-style-name="Italic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family="Arial" style:font-style-name="Italic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font-style="italic" fo:text-shadow="none" style:text-underline-style="none" fo:font-weight="normal" style:letter-kerning="true" style:font-family-asian="Optima-Italic" style:font-family-generic-asian="swiss" style:font-size-asian="28pt" style:font-style-asian="italic" style:font-weight-asian="normal" style:font-family-complex="Optima-Italic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text-shadow="none" style:text-underline-style="none" fo:font-weight="normal" style:letter-kerning="true" style:font-family-asian="Optima-Regular" style:font-size-asian="28pt" style:font-weight-asian="normal" style:font-family-complex="Optima-Regular" style:font-size-complex="28pt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8pt" fo:text-shadow="none" style:text-underline-style="none" fo:font-weight="normal" style:letter-kerning="true" style:font-family-asian="AppleSymbols" style:font-size-asian="28pt" style:font-weight-asian="normal" style:font-family-complex="AppleSymbols" style:font-size-complex="28pt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9" style:family="text">
      <style:text-properties fo:color="#990000" fo:font-family="'Times New Roman'" style:font-style-name="Italic" style:font-family-generic="roman" style:font-pitch="variable" fo:font-size="20pt" fo:font-style="normal" style:font-family-asian="'Lucida Sans Unicode'" style:font-family-generic-asian="system" style:font-pitch-asian="variable" style:font-size-asian="20pt" style:font-style-asian="normal" style:font-family-complex="Tahoma" style:font-family-generic-complex="system" style:font-pitch-complex="variable" style:font-size-complex="20pt" style:font-style-complex="normal"/>
    </style:style>
    <style:style style:name="T10" style:family="text">
      <style:text-properties fo:color="#990000" fo:font-family="'Times New Roman'" style:font-style-name="Italic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11" style:family="text">
      <style:text-properties fo:font-family="'Times New Roman'" style:font-style-name="Italic" style:font-family-generic="roman" style:font-pitch="variable" fo:font-size="24pt" fo:font-style="italic" style:font-family-asian="'Lucida Sans Unicode'" style:font-family-generic-asian="system" style:font-pitch-asian="variable" style:font-size-asian="24pt" style:font-style-asian="italic" style:font-family-complex="Tahoma" style:font-family-generic-complex="system" style:font-pitch-complex="variable" style:font-size-complex="24pt" style:font-style-complex="italic"/>
    </style:style>
    <style:style style:name="T12" style:family="text">
      <style:text-properties fo:font-family="'Times New Roman'" style:font-style-name="Italic" style:font-family-generic="roman" style:font-pitch="variable" fo:font-size="20pt" style:font-family-asian="'Lucida Sans Unicode'" style:font-family-generic-asian="system" style:font-pitch-asian="variable" style:font-size-asian="20pt" style:font-family-complex="Tahoma" style:font-family-generic-complex="system" style:font-pitch-complex="variable" style:font-size-complex="20pt"/>
    </style:style>
    <style:style style:name="T13" style:family="text">
      <style:text-properties fo:color="#990000" fo:font-family="'Times New Roman'" style:font-style-name="Italic" style:font-family-generic="roman" style:font-pitch="variable" fo:font-size="20pt" fo:font-style="italic" style:font-family-asian="'Lucida Sans Unicode'" style:font-family-generic-asian="system" style:font-pitch-asian="variable" style:font-size-asian="20pt" style:font-style-asian="italic" style:font-family-complex="Tahoma" style:font-family-generic-complex="system" style:font-pitch-complex="variable" style:font-size-complex="20pt" style:font-style-complex="italic"/>
    </style:style>
    <style:style style:name="T14" style:family="text">
      <style:text-properties fo:font-family="'Times New Roman'" style:font-style-name="Italic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15" style:family="text">
      <style:text-properties fo:color="#990000" fo:font-family="'Times New Roman'" style:font-style-name="Italic" style:font-family-generic="roman" style:font-pitch="variable" fo:font-size="20pt" fo:font-style="italic" fo:font-weight="bold" style:font-family-asian="'Lucida Sans Unicode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/>
    </style:style>
    <style:style style:name="T16" style:family="text">
      <style:text-properties fo:font-family="'Times New Roman'" style:font-style-name="Italic" style:font-family-generic="roman" style:font-pitch="variable" fo:font-size="20pt" fo:font-style="italic" style:font-family-asian="'Lucida Sans Unicode'" style:font-family-generic-asian="system" style:font-pitch-asian="variable" style:font-size-asian="20pt" style:font-style-asian="italic" style:font-family-complex="Tahoma" style:font-family-generic-complex="system" style:font-pitch-complex="variable" style:font-size-complex="20pt" style:font-style-complex="italic"/>
    </style:style>
    <style:style style:name="T17" style:family="text">
      <style:text-properties fo:color="#000000" fo:font-family="'Times New Roman'" style:font-style-name="Italic" style:font-family-generic="roman" style:font-pitch="variable" fo:font-size="20pt" fo:font-style="italic" style:font-family-asian="'Lucida Sans Unicode'" style:font-family-generic-asian="system" style:font-pitch-asian="variable" style:font-size-asian="20pt" style:font-style-asian="italic" style:font-family-complex="Tahoma" style:font-family-generic-complex="system" style:font-pitch-complex="variable" style:font-size-complex="20pt" style:font-style-complex="italic"/>
    </style:style>
    <style:style style:name="T18" style:family="text">
      <style:text-properties fo:font-family="'Times New Roman'" style:font-style-name="Italic" style:font-family-generic="roman" style:font-pitch="variable" fo:font-size="24pt" fo:font-style="normal" style:font-family-asian="'Lucida Sans Unicode'" style:font-family-generic-asian="system" style:font-pitch-asian="variable" style:font-size-asian="24pt" style:font-style-asian="normal" style:font-family-complex="Tahoma" style:font-family-generic-complex="system" style:font-pitch-complex="variable" style:font-size-complex="24pt" style:font-style-complex="normal"/>
    </style:style>
    <style:style style:name="T19" style:family="text">
      <style:text-properties fo:color="#990000" fo:font-family="'Times New Roman'" style:font-style-name="Italic" style:font-family-generic="roman" style:font-pitch="variable" fo:font-size="24pt" fo:font-style="italic" fo:font-weight="bold" style:font-family-asian="'Lucida Sans Unicode'" style:font-family-generic-asian="system" style:font-pitch-asian="variable" style:font-size-asian="24pt" style:font-style-asian="italic" style:font-weight-asian="bold" style:font-family-complex="Tahoma" style:font-family-generic-complex="system" style:font-pitch-complex="variable" style:font-size-complex="24pt" style:font-style-complex="italic" style:font-weight-complex="bold"/>
    </style:style>
    <style:style style:name="T20" style:family="text">
      <style:text-properties fo:font-family="Arial" style:font-style-name="Italic" style:font-family-generic="swiss" style:font-pitch="variable" fo:font-size="24pt" fo:font-style="normal" style:font-family-asian="'Lucida Sans Unicode'" style:font-family-generic-asian="system" style:font-pitch-asian="variable" style:font-size-asian="24pt" style:font-style-asian="normal" style:font-family-complex="Tahoma" style:font-family-generic-complex="system" style:font-pitch-complex="variable" style:font-size-complex="24pt" style:font-style-complex="normal"/>
    </style:style>
    <style:style style:name="T21" style:family="text">
      <style:text-properties fo:font-family="Arial" style:font-style-name="Italic" style:font-family-generic="swiss" style:font-pitch="variable" fo:font-size="24pt" fo:font-style="italic" style:font-family-asian="'Lucida Sans Unicode'" style:font-family-generic-asian="system" style:font-pitch-asian="variable" style:font-size-asian="24pt" style:font-style-asian="italic" style:font-family-complex="Tahoma" style:font-family-generic-complex="system" style:font-pitch-complex="variable" style:font-size-complex="24pt" style:font-style-complex="italic"/>
    </style:style>
    <style:style style:name="T22" style:family="text">
      <style:text-properties fo:font-family="'Times New Roman'" style:font-style-name="Italic" style:font-family-generic="roman" style:font-pitch="variable" fo:font-size="24pt" fo:font-style="italic" style:font-family-asian="'Lucida Sans Unicode'" style:font-family-generic-asian="system" style:font-pitch-asian="variable" style:font-size-asian="24pt" style:font-style-asian="italic" style:font-family-complex="Tahoma" style:font-family-generic-complex="system" style:font-pitch-complex="variable" style:font-size-complex="24pt" style:font-style-complex="italic"/>
    </style:style>
    <style:style style:name="T23" style:family="text">
      <style:text-properties fo:color="#990000" fo:font-family="Arial" style:font-style-name="Italic" style:font-family-generic="swiss" style:font-pitch="variable" fo:font-size="24pt" fo:font-style="normal" style:font-family-asian="'Times New Roman'" style:font-style-name-asian="Regular" style:font-family-generic-asian="roman" style:font-size-asian="24pt" style:font-style-asian="normal" style:font-family-complex="'Times New Roman'" style:font-style-name-complex="Regular" style:font-family-generic-complex="roman" style:font-size-complex="24pt" style:font-style-complex="normal"/>
    </style:style>
    <style:style style:name="T24" style:family="text">
      <style:text-properties fo:font-family="Arial" style:font-style-name="Italic" style:font-family-generic="swiss" style:font-pitch="variable" fo:font-size="24pt" fo:font-style="normal" style:font-family-asian="'Times New Roman'" style:font-style-name-asian="Regular" style:font-family-generic-asian="roman" style:font-size-asian="24pt" style:font-style-asian="normal" style:font-family-complex="'Times New Roman'" style:font-style-name-complex="Regular" style:font-family-generic-complex="roman" style:font-size-complex="24pt" style:font-style-complex="normal"/>
    </style:style>
    <style:style style:name="T25" style:family="text">
      <style:text-properties fo:color="#990000" fo:font-family="'Times New Roman'" style:font-style-name="Italic" style:font-family-generic="roma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990000" fo:font-family="'Times New Roman'" style:font-style-name="Italic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00" fo:font-family="Arial" style:font-style-name="Italic" style:font-family-generic="swiss" style:font-pitch="variable" fo:font-size="24pt" fo:font-style="normal" style:font-family-asian="'Lucida Sans Unicode'" style:font-family-generic-asian="system" style:font-pitch-asian="variable" style:font-size-asian="24pt" style:font-style-asian="normal" style:font-family-complex="Tahoma" style:font-family-generic-complex="system" style:font-pitch-complex="variable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 text:style-name="P1">What is Parallel programming and Why ?</text:p>
              </text:list-item>
              <text:list-item>
                <text:p>Different types of parallelism?</text:p>
              </text:list-item>
              <text:list-item>
                <text:p>Existing parallel programming models?</text:p>
              </text:list-item>
              <text:list-item>
                <text:p text:style-name="P1">Challenges/Difficulties in parallel programming?</text:p>
              </text:list-item>
              <text:list-item>
                <text:p>What is non-determinism[Example] and why determinism is needed?</text:p>
              </text:list-item>
              <text:list-item>
                <text:p text:style-name="P1">Theme of monotonicity?</text:p>
              </text:list-item>
              <text:list-item>
                <text:p text:style-name="P1">Existing single assignment models?</text:p>
              </text:list-item>
              <text:list-item>
                <text:p text:style-name="P1">Limitations and a motivating example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VAR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hat is Lvar?</text:p>
              </text:list-item>
              <text:list-item>
                <text:p>Show lattice diagram and related explanation.</text:p>
              </text:list-item>
              <text:list-item>
                <text:p><text:span text:style-name="T1">Monotonically increasing writes</text:span> <text:span text:style-name="T1">+ threshold reads = deterministic parallelism!!!</text:span></text:p>
              </text:list-item>
              <text:list-item>
                <text:p>Short look on the proof of determinism</text:p>
              </text:list-item>
              <text:list-item>
                <text:p>Performance of LVars model on benchmark[optional].</text:p>
              </text:list-item>
              <text:list-item>
                <text:p>Limitation with an example to move towards Lvis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V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Lvish? [Relaxed model of LVar, introduces failure!!!]</text:p>
              </text:list-item>
              <text:list-item>
                <text:p>Additional capabilities over LVars model?</text:p>
              </text:list-item>
              <text:list-item>
                <text:p>What is Quasi Determinism?</text:p>
              </text:list-item>
              <text:list-item>
                <text:p>Monotonically increasing writes+ Threshold reads + Freeze = Quasi Determinism!!!</text:p>
              </text:list-item>
              <text:list-item>
                <text:p>Short look on the proof for quasi determinism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me of Monotonicity</text:p>
          </draw:text-box>
        </draw:frame>
        <draw:line draw:style-name="gr2" draw:text-style-name="P3" draw:layer="layout" svg:x1="13.97cm" svg:y1="6.096cm" svg:x2="13.97cm" svg:y2="16.002cm">
          <text:p/>
        </draw:line>
        <draw:line draw:style-name="gr2" draw:text-style-name="P3" draw:layer="layout" svg:x1="14.011cm" svg:y1="15.96cm" svg:x2="24.425cm" svg:y2="15.96cm">
          <text:p/>
        </draw:line>
        <draw:line draw:style-name="gr3" draw:text-style-name="P3" draw:layer="layout" svg:x1="13.97cm" svg:y1="6.35cm" svg:x2="13.97cm" svg:y2="5.842cm">
          <text:p/>
        </draw:line>
        <draw:line draw:style-name="gr3" draw:text-style-name="P3" draw:layer="layout" svg:x1="24.425cm" svg:y1="15.96cm" svg:x2="24.892cm" svg:y2="16.002cm">
          <text:p/>
        </draw:line>
        <draw:path draw:style-name="gr2" draw:text-style-name="P3" draw:layer="layout" svg:width="7.628cm" svg:height="6.75cm" svg:x="15.485cm" svg:y="7.764cm" svg:viewBox="0 0 7629 6751" svg:d="m0 6751c305-440 335-1063 728-1435 356-337 640-789 1041-1055 327-217 694-372 1075-379 364-6 718-133 1075-211 378-82 725-285 1075-465 426-219 759-609 1110-970 368-380 669-844 1005-1266l278-422 173-422 69-126">
          <text:p/>
        </draw:path>
        <draw:frame draw:style-name="gr4" draw:text-style-name="P6" draw:layer="layout" svg:width="10.668cm" svg:height="3.542cm" svg:x="2.032cm" svg:y="5.842cm">
          <draw:text-box>
            <text:p text:style-name="P4"><text:span text:style-name="T2">f</text:span><text:span text:style-name="T3"> is monotonic iff, for a </text:span></text:p>
            <text:p text:style-name="P4"><text:span text:style-name="T3">given ≤,</text:span></text:p>
            <text:p text:style-name="P5"><text:span text:style-name="T4">x </text:span><text:span text:style-name="T5">≤ </text:span><text:span text:style-name="T4">y </text:span><text:span text:style-name="T6">⟹ </text:span><text:span text:style-name="T4">f(x) </text:span><text:span text:style-name="T5">≤ </text:span><text:span text:style-name="T4">f(y)</text:span></text:p>
          </draw:text-box>
        </draw:frame>
        <draw:line draw:style-name="gr2" draw:text-style-name="P7" draw:layer="layout" svg:x1="16.764cm" svg:y1="15.748cm" svg:x2="16.764cm" svg:y2="16.256cm">
          <text:p/>
        </draw:line>
        <draw:line draw:style-name="gr2" draw:text-style-name="P7" draw:layer="layout" svg:x1="20.32cm" svg:y1="15.748cm" svg:x2="20.32cm" svg:y2="16.256cm">
          <text:p/>
        </draw:line>
        <draw:line draw:style-name="gr2" draw:text-style-name="P7" draw:layer="layout" svg:x1="13.716cm" svg:y1="12.954cm" svg:x2="14.224cm" svg:y2="12.954cm">
          <text:p/>
        </draw:line>
        <draw:line draw:style-name="gr2" draw:text-style-name="P7" draw:layer="layout" svg:x1="13.716cm" svg:y1="10.414cm" svg:x2="14.224cm" svg:y2="10.414cm">
          <text:p/>
        </draw:line>
        <draw:frame draw:style-name="gr5" draw:text-style-name="P8" draw:layer="layout" svg:width="1.27cm" svg:height="0.963cm" svg:x="16.256cm" svg:y="16.51cm">
          <draw:text-box>
            <text:p text:style-name="P8"><text:s/>X</text:p>
          </draw:text-box>
        </draw:frame>
        <draw:frame draw:style-name="gr5" draw:text-style-name="P8" draw:layer="layout" svg:width="1.27cm" svg:height="0.963cm" svg:x="19.812cm" svg:y="16.51cm">
          <draw:text-box>
            <text:p text:style-name="P8"><text:s/>Y</text:p>
          </draw:text-box>
        </draw:frame>
        <draw:frame draw:style-name="gr5" draw:text-style-name="P8" draw:layer="layout" svg:width="1.778cm" svg:height="1.903cm" svg:x="11.684cm" svg:y="11.559cm">
          <draw:text-box>
            <text:p text:style-name="P8"><text:s/><text:span text:style-name="T7">f(x)</text:span></text:p>
          </draw:text-box>
        </draw:frame>
        <draw:frame draw:style-name="gr5" draw:text-style-name="P10" draw:layer="layout" svg:width="1.778cm" svg:height="1.191cm" svg:x="11.684cm" svg:y="9.652cm">
          <draw:text-box>
            <text:p text:style-name="P9"><text:span text:style-name="T7">f(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8.796cm" svg:x="1.4cm" svg:y="1.27cm" presentation:class="outline" presentation:user-transformed="true">
          <draw:text-box>
            <text:list text:style-name="L2">
              <text:list-header>
                <text:p xml:id="id2" text:id="id2"><text:span text:style-name="T8"><text:s text:c="7"/></text:span><text:span text:style-name="T9">let par _ = put lv 3 <text:s text:c="93"/></text:span><text:span text:style-name="T10"><text:s text:c="19"/></text:span><text:span text:style-name="T9">_ = put lv 2</text:span><text:span text:style-name="T11"> </text:span><text:span text:style-name="T8"><text:s text:c="18"/>[</text:span><text:span text:style-name="T12">Blocking threshold reads necessary</text:span><text:span text:style-name="T8"> <text:s text:c="30"/></text:span><text:span text:style-name="T9">x</text:span><text:span text:style-name="T13"> = </text:span><text:span text:style-name="T9">get lv </text:span><text:span text:style-name="T13"><text:s text:c="5"/></text:span><text:span text:style-name="T8"><text:s text:c="17"/></text:span><text:span text:style-name="T14">to ensure determinism</text:span><text:span text:style-name="T8">, </text:span><text:span text:style-name="T15">get</text:span><text:span text:style-name="T16"> operation</text:span><text:span text:style-name="T8"> <text:s text:c="17"/></text:span><text:span text:style-name="T9">in x</text:span><text:span text:style-name="T10"> <text:s text:c="5"/></text:span><text:span text:style-name="T17">[could be 2 or 3]</text:span><text:span text:style-name="T16"> <text:s text:c="7"/>provides this semantics</text:span><text:span text:style-name="T18">]</text:span></text:p>
              </text:list-header>
            </text:list>
            <text:list text:style-name="L3">
              <text:list-item>
                <text:list>
                  <text:list-item>
                    <text:p xml:id="id3" text:id="id3"><text:span text:style-name="T19">get</text:span><text:span text:style-name="T18"> </text:span><text:span text:style-name="T20">operation reads one of a set</text:span><text:span text:style-name="T18">{</text:span><text:span text:style-name="T19">threshold set</text:span><text:span text:style-name="T18">} </text:span><text:span text:style-name="T20">of lower bounds on the LVar value that are given as an extra argument to </text:span><text:span text:style-name="T21">get</text:span><text:span text:style-name="T20">.</text:span><text:span text:style-name="T18"> </text:span></text:p>
                  </text:list-item>
                  <text:list-item>
                    <text:p xml:id="id4" text:id="id4"><text:span text:style-name="T20">Here the </text:span><text:span text:style-name="T22">lattice</text:span><text:span text:style-name="T20"> is a set of natural numbers with </text:span><text:span text:style-name="T23">≤</text:span><text:span text:style-name="T24"> ordering.</text:span></text:p>
                  </text:list-item>
                  <text:list-item>
                    <text:p xml:id="id5" text:id="id5"><text:span text:style-name="T25">get</text:span><text:span text:style-name="T26"> operation blocks until the Lvar reaches one of those lower bounds. For the above example, threshold set can be <text:s text:c="2"/></text:span><text:span text:style-name="T27">{ 3 }</text:span><text:span text:style-name="T26">. </text:span></text:p>
                  </text:list-item>
                  <text:list-item>
                    <text:p><text:span text:style-name="T28">Let us next consider again a familiar example of using a pair as a data structure. We take an LVar that represents a pair of natural number valued IVars. </text:span><text:span text:style-name="T9"><text:s text:c="3"/></text:span></text:p>
                  </text:list-item>
                </text:list>
              </text:list-item>
            </text:list>
          </draw:text-box>
        </draw:frame>
        <draw:rect draw:style-name="gr6" draw:text-style-name="P3" xml:id="id1" draw:id="id1" draw:layer="layout" svg:width="8.382cm" svg:height="3.81cm" svg:x="3.81cm" svg:y="1.27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anth Nagendra</meta:initial-creator>
    <meta:creation-date>2015-01-14T16:02:08.25</meta:creation-date>
    <meta:editing-duration>PT6H9M35S</meta:editing-duration>
    <meta:editing-cycles>5</meta:editing-cycles>
    <dc:date>2015-01-14T22:11:34.97</dc:date>
    <dc:creator>Nishanth Nagendra</dc:creator>
    <meta:generator>OpenOffice/4.0.1$Win32 OpenOffice.org_project/401m5$Build-9714</meta:generator>
    <meta:document-statistic meta:object-count="54"/>
  </office:meta>
</office:document-meta>
</file>